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32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1" table:style-name="ta1">
        <table:shapes>
          <draw:frame draw:z-index="0" draw:style-name="gr1" draw:text-style-name="P1" svg:width="15.999cm" svg:height="8.999cm" svg:x="14.365cm" svg:y="4.564cm">
            <draw:object draw:notify-on-update-of-ranges="1_1.B10:1_1.C110 1_1.B111:1_1.C1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066cm" svg:height="10.401cm" svg:x="11.128cm" svg:y="13.699cm">
            <draw:object draw:notify-on-update-of-ranges="1_1.C45:1_1.C145 1_1.B45:1_1.B1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ATTRIBUTES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1:MatTau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2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3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4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5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Attribute #6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COMMENT:;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SWITCH: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MAPPINGS:0,0,0,2,1,4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TUP:RES4P <text:s/>06/17/2015 <text:s/>17:37: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E:06/17/20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:17:37:15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NDITIONS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SWEE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RT:</text:p>
          </table:table-cell>
          <table:table-cell office:value-type="string" calcext:value-type="string">
            <text:p>-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OP:</text:p>
          </table:table-cell>
          <table:table-cell office:value-type="string" calcext:value-type="string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NTS:</text:p>
          </table:table-cell>
          <table:table-cell office:value-type="float" office:value="101" calcext:value-type="float">
            <text:p>1,01E+0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0.002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: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:</text:p>
          </table:table-cell>
          <table:table-cell office:value-type="string" calcext:value-type="string">
            <text:p>SMU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E: CON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UE:</text:p>
          </table:table-cell>
          <table:table-cell office:value-type="float" office:value="0" calcext:value-type="float">
            <text:p>0,00E+0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: <text:s/>RES4P <text:s/>06/17/2015 <text:s/>17:37:15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1.00000000E-001</text:p>
          </table:table-cell>
          <table:table-cell office:value-type="float" office:value="-0.0784" calcext:value-type="float">
            <text:p>-7,84E-002</text:p>
          </table:table-cell>
          <table:table-cell office:value-type="float" office:value="-0.00069442" calcext:value-type="float">
            <text:p>-6,94E-004</text:p>
          </table:table-cell>
          <table:table-cell office:value-type="string" calcext:value-type="string">
            <text:p>1.1289997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9.80000000E-002</text:p>
          </table:table-cell>
          <table:table-cell office:value-type="float" office:value="-0.0772" calcext:value-type="float">
            <text:p>-7,72E-002</text:p>
          </table:table-cell>
          <table:table-cell office:value-type="float" office:value="-0.00068032" calcext:value-type="float">
            <text:p>-6,80E-004</text:p>
          </table:table-cell>
          <table:table-cell office:value-type="string" calcext:value-type="string">
            <text:p>1.13476011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9.60000000E-002</text:p>
          </table:table-cell>
          <table:table-cell office:value-type="float" office:value="-0.0752" calcext:value-type="float">
            <text:p>-7,52E-002</text:p>
          </table:table-cell>
          <table:table-cell office:value-type="float" office:value="-0.00066664" calcext:value-type="float">
            <text:p>-6,67E-004</text:p>
          </table:table-cell>
          <table:table-cell office:value-type="string" calcext:value-type="string">
            <text:p>1.1280451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9.40000000E-002</text:p>
          </table:table-cell>
          <table:table-cell office:value-type="float" office:value="-0.074" calcext:value-type="float">
            <text:p>-7,40E-002</text:p>
          </table:table-cell>
          <table:table-cell office:value-type="float" office:value="-0.00065297" calcext:value-type="float">
            <text:p>-6,53E-004</text:p>
          </table:table-cell>
          <table:table-cell office:value-type="string" calcext:value-type="string">
            <text:p>1.13328331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9.20000000E-002</text:p>
          </table:table-cell>
          <table:table-cell office:value-type="float" office:value="-0.0724" calcext:value-type="float">
            <text:p>-7,24E-002</text:p>
          </table:table-cell>
          <table:table-cell office:value-type="float" office:value="-0.00063853" calcext:value-type="float">
            <text:p>-6,39E-004</text:p>
          </table:table-cell>
          <table:table-cell office:value-type="string" calcext:value-type="string">
            <text:p>1.1338543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9.00000000E-002</text:p>
          </table:table-cell>
          <table:table-cell office:value-type="float" office:value="-0.0708" calcext:value-type="float">
            <text:p>-7,08E-002</text:p>
          </table:table-cell>
          <table:table-cell office:value-type="float" office:value="-0.00062501" calcext:value-type="float">
            <text:p>-6,25E-004</text:p>
          </table:table-cell>
          <table:table-cell office:value-type="string" calcext:value-type="string">
            <text:p>1.13278188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8.80000000E-002</text:p>
          </table:table-cell>
          <table:table-cell office:value-type="float" office:value="-0.0688" calcext:value-type="float">
            <text:p>-6,88E-002</text:p>
          </table:table-cell>
          <table:table-cell office:value-type="float" office:value="-0.00061097" calcext:value-type="float">
            <text:p>-6,11E-004</text:p>
          </table:table-cell>
          <table:table-cell office:value-type="string" calcext:value-type="string">
            <text:p>1.12607820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8.60000000E-002</text:p>
          </table:table-cell>
          <table:table-cell office:value-type="float" office:value="-0.0672" calcext:value-type="float">
            <text:p>-6,72E-002</text:p>
          </table:table-cell>
          <table:table-cell office:value-type="float" office:value="-0.00059754" calcext:value-type="float">
            <text:p>-5,98E-004</text:p>
          </table:table-cell>
          <table:table-cell office:value-type="string" calcext:value-type="string">
            <text:p>1.12461090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8.40000000E-002</text:p>
          </table:table-cell>
          <table:table-cell office:value-type="float" office:value="-0.0656" calcext:value-type="float">
            <text:p>-6,56E-002</text:p>
          </table:table-cell>
          <table:table-cell office:value-type="float" office:value="-0.00058336" calcext:value-type="float">
            <text:p>-5,83E-004</text:p>
          </table:table-cell>
          <table:table-cell office:value-type="string" calcext:value-type="string">
            <text:p>1.1245200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8.20000000E-002</text:p>
          </table:table-cell>
          <table:table-cell office:value-type="float" office:value="-0.064" calcext:value-type="float">
            <text:p>-6,40E-002</text:p>
          </table:table-cell>
          <table:table-cell office:value-type="float" office:value="-0.00056948" calcext:value-type="float">
            <text:p>-5,69E-004</text:p>
          </table:table-cell>
          <table:table-cell office:value-type="string" calcext:value-type="string">
            <text:p>1.12383227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8.00000000E-002</text:p>
          </table:table-cell>
          <table:table-cell office:value-type="float" office:value="-0.0632" calcext:value-type="float">
            <text:p>-6,32E-002</text:p>
          </table:table-cell>
          <table:table-cell office:value-type="float" office:value="-0.00055531" calcext:value-type="float">
            <text:p>-5,55E-004</text:p>
          </table:table-cell>
          <table:table-cell office:value-type="string" calcext:value-type="string">
            <text:p>1.1381030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7.80000000E-002</text:p>
          </table:table-cell>
          <table:table-cell office:value-type="float" office:value="-0.0612" calcext:value-type="float">
            <text:p>-6,12E-002</text:p>
          </table:table-cell>
          <table:table-cell office:value-type="float" office:value="-0.00054198" calcext:value-type="float">
            <text:p>-5,42E-004</text:p>
          </table:table-cell>
          <table:table-cell office:value-type="string" calcext:value-type="string">
            <text:p>1.12919296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7.60000000E-002</text:p>
          </table:table-cell>
          <table:table-cell office:value-type="float" office:value="-0.0592" calcext:value-type="float">
            <text:p>-5,92E-002</text:p>
          </table:table-cell>
          <table:table-cell office:value-type="float" office:value="-0.00052778" calcext:value-type="float">
            <text:p>-5,28E-004</text:p>
          </table:table-cell>
          <table:table-cell office:value-type="string" calcext:value-type="string">
            <text:p>1.12167949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7.40000000E-002</text:p>
          </table:table-cell>
          <table:table-cell office:value-type="float" office:value="-0.058" calcext:value-type="float">
            <text:p>-5,80E-002</text:p>
          </table:table-cell>
          <table:table-cell office:value-type="float" office:value="-0.00051451" calcext:value-type="float">
            <text:p>-5,15E-004</text:p>
          </table:table-cell>
          <table:table-cell office:value-type="string" calcext:value-type="string">
            <text:p>1.12728616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7.20000000E-002</text:p>
          </table:table-cell>
          <table:table-cell office:value-type="float" office:value="-0.0564" calcext:value-type="float">
            <text:p>-5,64E-002</text:p>
          </table:table-cell>
          <table:table-cell office:value-type="float" office:value="-0.00049984" calcext:value-type="float">
            <text:p>-5,00E-004</text:p>
          </table:table-cell>
          <table:table-cell office:value-type="string" calcext:value-type="string">
            <text:p>1.12836108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7.00000000E-002</text:p>
          </table:table-cell>
          <table:table-cell office:value-type="float" office:value="-0.0544" calcext:value-type="float">
            <text:p>-5,44E-002</text:p>
          </table:table-cell>
          <table:table-cell office:value-type="float" office:value="-0.00048637" calcext:value-type="float">
            <text:p>-4,86E-004</text:p>
          </table:table-cell>
          <table:table-cell office:value-type="string" calcext:value-type="string">
            <text:p>1.1184900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6.80000000E-002</text:p>
          </table:table-cell>
          <table:table-cell office:value-type="float" office:value="-0.0528" calcext:value-type="float">
            <text:p>-5,28E-002</text:p>
          </table:table-cell>
          <table:table-cell office:value-type="float" office:value="-0.00047234" calcext:value-type="float">
            <text:p>-4,72E-004</text:p>
          </table:table-cell>
          <table:table-cell office:value-type="string" calcext:value-type="string">
            <text:p>1.1178388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6.60000000E-002</text:p>
          </table:table-cell>
          <table:table-cell office:value-type="float" office:value="-0.052" calcext:value-type="float">
            <text:p>-5,20E-002</text:p>
          </table:table-cell>
          <table:table-cell office:value-type="float" office:value="-0.00045873" calcext:value-type="float">
            <text:p>-4,59E-004</text:p>
          </table:table-cell>
          <table:table-cell office:value-type="string" calcext:value-type="string">
            <text:p>1.13356441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6.40000000E-002</text:p>
          </table:table-cell>
          <table:table-cell office:value-type="float" office:value="-0.05" calcext:value-type="float">
            <text:p>-5,00E-002</text:p>
          </table:table-cell>
          <table:table-cell office:value-type="float" office:value="-0.00044495" calcext:value-type="float">
            <text:p>-4,45E-004</text:p>
          </table:table-cell>
          <table:table-cell office:value-type="string" calcext:value-type="string">
            <text:p>1.12372177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6.20000000E-002</text:p>
          </table:table-cell>
          <table:table-cell office:value-type="float" office:value="-0.0484" calcext:value-type="float">
            <text:p>-4,84E-002</text:p>
          </table:table-cell>
          <table:table-cell office:value-type="float" office:value="-0.0004306" calcext:value-type="float">
            <text:p>-4,31E-004</text:p>
          </table:table-cell>
          <table:table-cell office:value-type="string" calcext:value-type="string">
            <text:p>1.12401301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6.00000000E-002</text:p>
          </table:table-cell>
          <table:table-cell office:value-type="float" office:value="-0.0468" calcext:value-type="float">
            <text:p>-4,68E-002</text:p>
          </table:table-cell>
          <table:table-cell office:value-type="float" office:value="-0.00041703" calcext:value-type="float">
            <text:p>-4,17E-004</text:p>
          </table:table-cell>
          <table:table-cell office:value-type="string" calcext:value-type="string">
            <text:p>1.1222214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5.80000000E-002</text:p>
          </table:table-cell>
          <table:table-cell office:value-type="float" office:value="-0.046" calcext:value-type="float">
            <text:p>-4,60E-002</text:p>
          </table:table-cell>
          <table:table-cell office:value-type="float" office:value="-0.00040304" calcext:value-type="float">
            <text:p>-4,03E-004</text:p>
          </table:table-cell>
          <table:table-cell office:value-type="string" calcext:value-type="string">
            <text:p>1.1413259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5.60000000E-002</text:p>
          </table:table-cell>
          <table:table-cell office:value-type="float" office:value="-0.0444" calcext:value-type="float">
            <text:p>-4,44E-002</text:p>
          </table:table-cell>
          <table:table-cell office:value-type="float" office:value="-0.00038954" calcext:value-type="float">
            <text:p>-3,90E-004</text:p>
          </table:table-cell>
          <table:table-cell office:value-type="string" calcext:value-type="string">
            <text:p>1.1398059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5.40000000E-002</text:p>
          </table:table-cell>
          <table:table-cell office:value-type="float" office:value="-0.0428" calcext:value-type="float">
            <text:p>-4,28E-002</text:p>
          </table:table-cell>
          <table:table-cell office:value-type="float" office:value="-0.00037539" calcext:value-type="float">
            <text:p>-3,75E-004</text:p>
          </table:table-cell>
          <table:table-cell office:value-type="string" calcext:value-type="string">
            <text:p>1.14014758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5.20000000E-002</text:p>
          </table:table-cell>
          <table:table-cell office:value-type="float" office:value="-0.0404" calcext:value-type="float">
            <text:p>-4,04E-002</text:p>
          </table:table-cell>
          <table:table-cell office:value-type="float" office:value="-0.00036158" calcext:value-type="float">
            <text:p>-3,62E-004</text:p>
          </table:table-cell>
          <table:table-cell office:value-type="string" calcext:value-type="string">
            <text:p>1.1173184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5.00000000E-002</text:p>
          </table:table-cell>
          <table:table-cell office:value-type="float" office:value="-0.0392" calcext:value-type="float">
            <text:p>-3,92E-002</text:p>
          </table:table-cell>
          <table:table-cell office:value-type="float" office:value="-0.00034737" calcext:value-type="float">
            <text:p>-3,47E-004</text:p>
          </table:table-cell>
          <table:table-cell office:value-type="string" calcext:value-type="string">
            <text:p>1.1284797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4.80000000E-002</text:p>
          </table:table-cell>
          <table:table-cell office:value-type="float" office:value="-0.0376" calcext:value-type="float">
            <text:p>-3,76E-002</text:p>
          </table:table-cell>
          <table:table-cell office:value-type="float" office:value="-0.000334" calcext:value-type="float">
            <text:p>-3,34E-004</text:p>
          </table:table-cell>
          <table:table-cell office:value-type="string" calcext:value-type="string">
            <text:p>1.12574850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4.60000000E-002</text:p>
          </table:table-cell>
          <table:table-cell office:value-type="float" office:value="-0.0356" calcext:value-type="float">
            <text:p>-3,56E-002</text:p>
          </table:table-cell>
          <table:table-cell office:value-type="float" office:value="-0.0003199" calcext:value-type="float">
            <text:p>-3,20E-004</text:p>
          </table:table-cell>
          <table:table-cell office:value-type="string" calcext:value-type="string">
            <text:p>1.11284776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4.40000000E-002</text:p>
          </table:table-cell>
          <table:table-cell office:value-type="float" office:value="-0.0344" calcext:value-type="float">
            <text:p>-3,44E-002</text:p>
          </table:table-cell>
          <table:table-cell office:value-type="float" office:value="-0.00030641" calcext:value-type="float">
            <text:p>-3,06E-004</text:p>
          </table:table-cell>
          <table:table-cell office:value-type="string" calcext:value-type="string">
            <text:p>1.12267876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4.20000000E-002</text:p>
          </table:table-cell>
          <table:table-cell office:value-type="float" office:value="-0.0324" calcext:value-type="float">
            <text:p>-3,24E-002</text:p>
          </table:table-cell>
          <table:table-cell office:value-type="float" office:value="-0.00029189" calcext:value-type="float">
            <text:p>-2,92E-004</text:p>
          </table:table-cell>
          <table:table-cell office:value-type="string" calcext:value-type="string">
            <text:p>1.11000719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4.00000000E-002</text:p>
          </table:table-cell>
          <table:table-cell office:value-type="float" office:value="-0.032" calcext:value-type="float">
            <text:p>-3,20E-002</text:p>
          </table:table-cell>
          <table:table-cell office:value-type="float" office:value="-0.00027819" calcext:value-type="float">
            <text:p>-2,78E-004</text:p>
          </table:table-cell>
          <table:table-cell office:value-type="string" calcext:value-type="string">
            <text:p>1.15029297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3.80000000E-002</text:p>
          </table:table-cell>
          <table:table-cell office:value-type="float" office:value="-0.0296" calcext:value-type="float">
            <text:p>-2,96E-002</text:p>
          </table:table-cell>
          <table:table-cell office:value-type="float" office:value="-0.00026444" calcext:value-type="float">
            <text:p>-2,64E-004</text:p>
          </table:table-cell>
          <table:table-cell office:value-type="string" calcext:value-type="string">
            <text:p>1.1193465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3.60000000E-002</text:p>
          </table:table-cell>
          <table:table-cell office:value-type="float" office:value="-0.028" calcext:value-type="float">
            <text:p>-2,80E-002</text:p>
          </table:table-cell>
          <table:table-cell office:value-type="float" office:value="-0.00025059" calcext:value-type="float">
            <text:p>-2,51E-004</text:p>
          </table:table-cell>
          <table:table-cell office:value-type="string" calcext:value-type="string">
            <text:p>1.1173630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3.40000000E-002</text:p>
          </table:table-cell>
          <table:table-cell office:value-type="float" office:value="-0.0272" calcext:value-type="float">
            <text:p>-2,72E-002</text:p>
          </table:table-cell>
          <table:table-cell office:value-type="float" office:value="-0.0002371" calcext:value-type="float">
            <text:p>-2,37E-004</text:p>
          </table:table-cell>
          <table:table-cell office:value-type="string" calcext:value-type="string">
            <text:p>1.14719528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3.20000000E-002</text:p>
          </table:table-cell>
          <table:table-cell office:value-type="float" office:value="-0.0252" calcext:value-type="float">
            <text:p>-2,52E-002</text:p>
          </table:table-cell>
          <table:table-cell office:value-type="float" office:value="-0.00022248" calcext:value-type="float">
            <text:p>-2,22E-004</text:p>
          </table:table-cell>
          <table:table-cell office:value-type="string" calcext:value-type="string">
            <text:p>1.13268608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3.00000000E-002</text:p>
          </table:table-cell>
          <table:table-cell office:value-type="float" office:value="-0.0236" calcext:value-type="float">
            <text:p>-2,36E-002</text:p>
          </table:table-cell>
          <table:table-cell office:value-type="float" office:value="-0.0002091" calcext:value-type="float">
            <text:p>-2,09E-004</text:p>
          </table:table-cell>
          <table:table-cell office:value-type="string" calcext:value-type="string">
            <text:p>1.12864658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2.80000000E-002</text:p>
          </table:table-cell>
          <table:table-cell office:value-type="float" office:value="-0.022" calcext:value-type="float">
            <text:p>-2,20E-002</text:p>
          </table:table-cell>
          <table:table-cell office:value-type="float" office:value="-0.00019491" calcext:value-type="float">
            <text:p>-1,95E-004</text:p>
          </table:table-cell>
          <table:table-cell office:value-type="string" calcext:value-type="string">
            <text:p>1.12872608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2.60000000E-002</text:p>
          </table:table-cell>
          <table:table-cell office:value-type="float" office:value="-0.0204" calcext:value-type="float">
            <text:p>-2,04E-002</text:p>
          </table:table-cell>
          <table:table-cell office:value-type="float" office:value="-0.00018154" calcext:value-type="float">
            <text:p>-1,82E-004</text:p>
          </table:table-cell>
          <table:table-cell office:value-type="string" calcext:value-type="string">
            <text:p>1.12371929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2.40000000E-002</text:p>
          </table:table-cell>
          <table:table-cell office:value-type="float" office:value="-0.0184" calcext:value-type="float">
            <text:p>-1,84E-002</text:p>
          </table:table-cell>
          <table:table-cell office:value-type="float" office:value="-0.00016731" calcext:value-type="float">
            <text:p>-1,67E-004</text:p>
          </table:table-cell>
          <table:table-cell office:value-type="string" calcext:value-type="string">
            <text:p>1.09975495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2.20000000E-002</text:p>
          </table:table-cell>
          <table:table-cell office:value-type="float" office:value="-0.0176" calcext:value-type="float">
            <text:p>-1,76E-002</text:p>
          </table:table-cell>
          <table:table-cell office:value-type="float" office:value="-0.00015343" calcext:value-type="float">
            <text:p>-1,53E-004</text:p>
          </table:table-cell>
          <table:table-cell office:value-type="string" calcext:value-type="string">
            <text:p>1.14710291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2.00000000E-002</text:p>
          </table:table-cell>
          <table:table-cell office:value-type="float" office:value="-0.0156" calcext:value-type="float">
            <text:p>-1,56E-002</text:p>
          </table:table-cell>
          <table:table-cell office:value-type="float" office:value="-0.00013938" calcext:value-type="float">
            <text:p>-1,39E-004</text:p>
          </table:table-cell>
          <table:table-cell office:value-type="string" calcext:value-type="string">
            <text:p>1.11924236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1.80000000E-002</text:p>
          </table:table-cell>
          <table:table-cell office:value-type="float" office:value="-0.014" calcext:value-type="float">
            <text:p>-1,40E-002</text:p>
          </table:table-cell>
          <table:table-cell office:value-type="float" office:value="-0.00012586" calcext:value-type="float">
            <text:p>-1,26E-004</text:p>
          </table:table-cell>
          <table:table-cell office:value-type="string" calcext:value-type="string">
            <text:p>1.11234705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1.60000000E-002</text:p>
          </table:table-cell>
          <table:table-cell office:value-type="float" office:value="-0.0124" calcext:value-type="float">
            <text:p>-1,24E-002</text:p>
          </table:table-cell>
          <table:table-cell office:value-type="float" office:value="-0.00011198" calcext:value-type="float">
            <text:p>-1,12E-004</text:p>
          </table:table-cell>
          <table:table-cell office:value-type="string" calcext:value-type="string">
            <text:p>1.10734060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1.40000000E-002</text:p>
          </table:table-cell>
          <table:table-cell office:value-type="float" office:value="-0.0104" calcext:value-type="float">
            <text:p>-1,04E-002</text:p>
          </table:table-cell>
          <table:table-cell office:value-type="float" office:value="-0.000098525" calcext:value-type="float">
            <text:p>-9,85E-005</text:p>
          </table:table-cell>
          <table:table-cell office:value-type="string" calcext:value-type="string">
            <text:p>1.05556965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1.20000000E-002</text:p>
          </table:table-cell>
          <table:table-cell office:value-type="float" office:value="-0.0092" calcext:value-type="float">
            <text:p>-9,20E-003</text:p>
          </table:table-cell>
          <table:table-cell office:value-type="float" office:value="-0.000084033" calcext:value-type="float">
            <text:p>-8,40E-005</text:p>
          </table:table-cell>
          <table:table-cell office:value-type="string" calcext:value-type="string">
            <text:p>1.09480799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1.00000000E-002</text:p>
          </table:table-cell>
          <table:table-cell office:value-type="float" office:value="-0.0076" calcext:value-type="float">
            <text:p>-7,60E-003</text:p>
          </table:table-cell>
          <table:table-cell office:value-type="float" office:value="-0.000070586" calcext:value-type="float">
            <text:p>-7,06E-005</text:p>
          </table:table-cell>
          <table:table-cell office:value-type="string" calcext:value-type="string">
            <text:p>1.07670076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8.00000000E-003</text:p>
          </table:table-cell>
          <table:table-cell office:value-type="float" office:value="-0.0064" calcext:value-type="float">
            <text:p>-6,40E-003</text:p>
          </table:table-cell>
          <table:table-cell office:value-type="float" office:value="-0.000056664" calcext:value-type="float">
            <text:p>-5,67E-005</text:p>
          </table:table-cell>
          <table:table-cell office:value-type="string" calcext:value-type="string">
            <text:p>1.1294649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6.00000000E-003</text:p>
          </table:table-cell>
          <table:table-cell office:value-type="float" office:value="-0.0044" calcext:value-type="float">
            <text:p>-4,40E-003</text:p>
          </table:table-cell>
          <table:table-cell office:value-type="float" office:value="-0.000042983" calcext:value-type="float">
            <text:p>-4,30E-005</text:p>
          </table:table-cell>
          <table:table-cell office:value-type="string" calcext:value-type="string">
            <text:p>1.0236605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4.00000000E-003</text:p>
          </table:table-cell>
          <table:table-cell office:value-type="float" office:value="-0.0032" calcext:value-type="float">
            <text:p>-3,20E-003</text:p>
          </table:table-cell>
          <table:table-cell office:value-type="float" office:value="-0.00002918" calcext:value-type="float">
            <text:p>-2,92E-005</text:p>
          </table:table-cell>
          <table:table-cell office:value-type="string" calcext:value-type="string">
            <text:p>1.0966415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2.00000000E-003</text:p>
          </table:table-cell>
          <table:table-cell office:value-type="float" office:value="-0.0008" calcext:value-type="float">
            <text:p>-8,00E-004</text:p>
          </table:table-cell>
          <table:table-cell office:value-type="float" office:value="-0.000014734" calcext:value-type="float">
            <text:p>-1,47E-005</text:p>
          </table:table-cell>
          <table:table-cell office:value-type="string" calcext:value-type="string">
            <text:p>5.42961857E+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0000000E+000</text:p>
          </table:table-cell>
          <table:table-cell office:value-type="float" office:value="0.0008" calcext:value-type="float">
            <text:p>8,00E-004</text:p>
          </table:table-cell>
          <table:table-cell office:value-type="float" office:value="-0.00000013302" calcext:value-type="float">
            <text:p>-1,33E-007</text:p>
          </table:table-cell>
          <table:table-cell office:value-type="string" calcext:value-type="string">
            <text:p>-6.01413321E+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00000000E-003</text:p>
          </table:table-cell>
          <table:table-cell office:value-type="float" office:value="0.0004" calcext:value-type="float">
            <text:p>4,00E-004</text:p>
          </table:table-cell>
          <table:table-cell office:value-type="float" office:value="0.00000047112" calcext:value-type="float">
            <text:p>4,71E-007</text:p>
          </table:table-cell>
          <table:table-cell office:value-type="string" calcext:value-type="string">
            <text:p>8.4904058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00000000E-003</text:p>
          </table:table-cell>
          <table:table-cell office:value-type="float" office:value="0.004" calcext:value-type="float">
            <text:p>4,00E-003</text:p>
          </table:table-cell>
          <table:table-cell office:value-type="float" office:value="0.000027044" calcext:value-type="float">
            <text:p>2,70E-005</text:p>
          </table:table-cell>
          <table:table-cell office:value-type="string" calcext:value-type="string">
            <text:p>1.4790711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.00000000E-003</text:p>
          </table:table-cell>
          <table:table-cell office:value-type="float" office:value="0.0052" calcext:value-type="float">
            <text:p>5,20E-003</text:p>
          </table:table-cell>
          <table:table-cell office:value-type="float" office:value="0.000040915" calcext:value-type="float">
            <text:p>4,09E-005</text:p>
          </table:table-cell>
          <table:table-cell office:value-type="string" calcext:value-type="string">
            <text:p>1.27092753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.00000000E-003</text:p>
          </table:table-cell>
          <table:table-cell office:value-type="float" office:value="0.0072" calcext:value-type="float">
            <text:p>7,20E-003</text:p>
          </table:table-cell>
          <table:table-cell office:value-type="float" office:value="0.000054603" calcext:value-type="float">
            <text:p>5,46E-005</text:p>
          </table:table-cell>
          <table:table-cell office:value-type="string" calcext:value-type="string">
            <text:p>1.31860887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.00000000E-002</text:p>
          </table:table-cell>
          <table:table-cell office:value-type="float" office:value="0.008" calcext:value-type="float">
            <text:p>8,00E-003</text:p>
          </table:table-cell>
          <table:table-cell office:value-type="float" office:value="0.000068286" calcext:value-type="float">
            <text:p>6,83E-005</text:p>
          </table:table-cell>
          <table:table-cell office:value-type="string" calcext:value-type="string">
            <text:p>1.1715432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.20000000E-002</text:p>
          </table:table-cell>
          <table:table-cell office:value-type="float" office:value="0.0092" calcext:value-type="float">
            <text:p>9,20E-003</text:p>
          </table:table-cell>
          <table:table-cell office:value-type="float" office:value="0.000082271" calcext:value-type="float">
            <text:p>8,23E-005</text:p>
          </table:table-cell>
          <table:table-cell office:value-type="string" calcext:value-type="string">
            <text:p>1.11825552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.40000000E-002</text:p>
          </table:table-cell>
          <table:table-cell office:value-type="float" office:value="0.0112" calcext:value-type="float">
            <text:p>1,12E-002</text:p>
          </table:table-cell>
          <table:table-cell office:value-type="float" office:value="0.000096279" calcext:value-type="float">
            <text:p>9,63E-005</text:p>
          </table:table-cell>
          <table:table-cell office:value-type="string" calcext:value-type="string">
            <text:p>1.16328587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.60000000E-002</text:p>
          </table:table-cell>
          <table:table-cell office:value-type="float" office:value="0.0128" calcext:value-type="float">
            <text:p>1,28E-002</text:p>
          </table:table-cell>
          <table:table-cell office:value-type="float" office:value="0.000110379" calcext:value-type="float">
            <text:p>1,10E-004</text:p>
          </table:table-cell>
          <table:table-cell office:value-type="string" calcext:value-type="string">
            <text:p>1.15964087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.80000000E-002</text:p>
          </table:table-cell>
          <table:table-cell office:value-type="float" office:value="0.0144" calcext:value-type="float">
            <text:p>1,44E-002</text:p>
          </table:table-cell>
          <table:table-cell office:value-type="float" office:value="0.00012411" calcext:value-type="float">
            <text:p>1,24E-004</text:p>
          </table:table-cell>
          <table:table-cell office:value-type="string" calcext:value-type="string">
            <text:p>1.16026106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00000000E-002</text:p>
          </table:table-cell>
          <table:table-cell office:value-type="float" office:value="0.0164" calcext:value-type="float">
            <text:p>1,64E-002</text:p>
          </table:table-cell>
          <table:table-cell office:value-type="float" office:value="0.00013751" calcext:value-type="float">
            <text:p>1,38E-004</text:p>
          </table:table-cell>
          <table:table-cell office:value-type="string" calcext:value-type="string">
            <text:p>1.19264054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20000000E-002</text:p>
          </table:table-cell>
          <table:table-cell office:value-type="float" office:value="0.0172" calcext:value-type="float">
            <text:p>1,72E-002</text:p>
          </table:table-cell>
          <table:table-cell office:value-type="float" office:value="0.00015164" calcext:value-type="float">
            <text:p>1,52E-004</text:p>
          </table:table-cell>
          <table:table-cell office:value-type="string" calcext:value-type="string">
            <text:p>1.13426537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40000000E-002</text:p>
          </table:table-cell>
          <table:table-cell office:value-type="float" office:value="0.0192" calcext:value-type="float">
            <text:p>1,92E-002</text:p>
          </table:table-cell>
          <table:table-cell office:value-type="float" office:value="0.00016563" calcext:value-type="float">
            <text:p>1,66E-004</text:p>
          </table:table-cell>
          <table:table-cell office:value-type="string" calcext:value-type="string">
            <text:p>1.15921029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60000000E-002</text:p>
          </table:table-cell>
          <table:table-cell office:value-type="float" office:value="0.0204" calcext:value-type="float">
            <text:p>2,04E-002</text:p>
          </table:table-cell>
          <table:table-cell office:value-type="float" office:value="0.00017958" calcext:value-type="float">
            <text:p>1,80E-004</text:p>
          </table:table-cell>
          <table:table-cell office:value-type="string" calcext:value-type="string">
            <text:p>1.13598396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80000000E-002</text:p>
          </table:table-cell>
          <table:table-cell office:value-type="float" office:value="0.022" calcext:value-type="float">
            <text:p>2,20E-002</text:p>
          </table:table-cell>
          <table:table-cell office:value-type="float" office:value="0.0001931" calcext:value-type="float">
            <text:p>1,93E-004</text:p>
          </table:table-cell>
          <table:table-cell office:value-type="string" calcext:value-type="string">
            <text:p>1.13930606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00000000E-002</text:p>
          </table:table-cell>
          <table:table-cell office:value-type="float" office:value="0.0236" calcext:value-type="float">
            <text:p>2,36E-002</text:p>
          </table:table-cell>
          <table:table-cell office:value-type="float" office:value="0.00020696" calcext:value-type="float">
            <text:p>2,07E-004</text:p>
          </table:table-cell>
          <table:table-cell office:value-type="string" calcext:value-type="string">
            <text:p>1.14031697E+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20000000E-002</text:p>
          </table:table-cell>
          <table:table-cell office:value-type="float" office:value="0.0252" calcext:value-type="float">
            <text:p>2,52E-002</text:p>
          </table:table-cell>
          <table:table-cell office:value-type="float" office:value="0.00022133" calcext:value-type="float">
            <text:p>2,21E-004</text:p>
          </table:table-cell>
          <table:table-cell office:value-type="string" calcext:value-type="string">
            <text:p>1.13857136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3.40000000E-002</text:p>
          </table:table-cell>
          <table:table-cell office:value-type="float" office:value="0.0268" calcext:value-type="float">
            <text:p>2,68E-002</text:p>
          </table:table-cell>
          <table:table-cell office:value-type="float" office:value="0.00023497" calcext:value-type="float">
            <text:p>2,35E-004</text:p>
          </table:table-cell>
          <table:table-cell table:style-name="Default" office:value-type="string" calcext:value-type="string">
            <text:p>1.14057114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3.60000000E-002</text:p>
          </table:table-cell>
          <table:table-cell office:value-type="float" office:value="0.028" calcext:value-type="float">
            <text:p>2,80E-002</text:p>
          </table:table-cell>
          <table:table-cell office:value-type="float" office:value="0.00024891" calcext:value-type="float">
            <text:p>2,49E-004</text:p>
          </table:table-cell>
          <table:table-cell table:style-name="Default" office:value-type="string" calcext:value-type="string">
            <text:p>1.12490458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3.80000000E-002</text:p>
          </table:table-cell>
          <table:table-cell office:value-type="float" office:value="0.03" calcext:value-type="float">
            <text:p>3,00E-002</text:p>
          </table:table-cell>
          <table:table-cell office:value-type="float" office:value="0.00026234" calcext:value-type="float">
            <text:p>2,62E-004</text:p>
          </table:table-cell>
          <table:table-cell table:style-name="Default" office:value-type="string" calcext:value-type="string">
            <text:p>1.14355417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4.00000000E-002</text:p>
          </table:table-cell>
          <table:table-cell office:value-type="float" office:value="0.0312" calcext:value-type="float">
            <text:p>3,12E-002</text:p>
          </table:table-cell>
          <table:table-cell office:value-type="float" office:value="0.00027644" calcext:value-type="float">
            <text:p>2,76E-004</text:p>
          </table:table-cell>
          <table:table-cell table:style-name="Default" office:value-type="string" calcext:value-type="string">
            <text:p>1.12863551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4.20000000E-002</text:p>
          </table:table-cell>
          <table:table-cell office:value-type="float" office:value="0.0336" calcext:value-type="float">
            <text:p>3,36E-002</text:p>
          </table:table-cell>
          <table:table-cell office:value-type="float" office:value="0.00029031" calcext:value-type="float">
            <text:p>2,90E-004</text:p>
          </table:table-cell>
          <table:table-cell table:style-name="Default" office:value-type="string" calcext:value-type="string">
            <text:p>1.15738349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4.40000000E-002</text:p>
          </table:table-cell>
          <table:table-cell office:value-type="float" office:value="0.0356" calcext:value-type="float">
            <text:p>3,56E-002</text:p>
          </table:table-cell>
          <table:table-cell office:value-type="float" office:value="0.00030447" calcext:value-type="float">
            <text:p>3,04E-004</text:p>
          </table:table-cell>
          <table:table-cell table:style-name="Default" office:value-type="string" calcext:value-type="string">
            <text:p>1.16924492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4.60000000E-002</text:p>
          </table:table-cell>
          <table:table-cell office:value-type="float" office:value="0.0364" calcext:value-type="float">
            <text:p>3,64E-002</text:p>
          </table:table-cell>
          <table:table-cell office:value-type="float" office:value="0.00031781" calcext:value-type="float">
            <text:p>3,18E-004</text:p>
          </table:table-cell>
          <table:table-cell table:style-name="Default" office:value-type="string" calcext:value-type="string">
            <text:p>1.14533841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4.80000000E-002</text:p>
          </table:table-cell>
          <table:table-cell office:value-type="float" office:value="0.0376" calcext:value-type="float">
            <text:p>3,76E-002</text:p>
          </table:table-cell>
          <table:table-cell office:value-type="float" office:value="0.0003319" calcext:value-type="float">
            <text:p>3,32E-004</text:p>
          </table:table-cell>
          <table:table-cell table:style-name="Default" office:value-type="string" calcext:value-type="string">
            <text:p>1.13287135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5.00000000E-002</text:p>
          </table:table-cell>
          <table:table-cell office:value-type="float" office:value="0.0392" calcext:value-type="float">
            <text:p>3,92E-002</text:p>
          </table:table-cell>
          <table:table-cell office:value-type="float" office:value="0.00034538" calcext:value-type="float">
            <text:p>3,45E-004</text:p>
          </table:table-cell>
          <table:table-cell table:style-name="Default" office:value-type="string" calcext:value-type="string">
            <text:p>1.13498176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5.20000000E-002</text:p>
          </table:table-cell>
          <table:table-cell office:value-type="float" office:value="0.0412" calcext:value-type="float">
            <text:p>4,12E-002</text:p>
          </table:table-cell>
          <table:table-cell office:value-type="float" office:value="0.00035986" calcext:value-type="float">
            <text:p>3,60E-004</text:p>
          </table:table-cell>
          <table:table-cell table:style-name="Default" office:value-type="string" calcext:value-type="string">
            <text:p>1.14488968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5.40000000E-002</text:p>
          </table:table-cell>
          <table:table-cell office:value-type="float" office:value="0.0424" calcext:value-type="float">
            <text:p>4,24E-002</text:p>
          </table:table-cell>
          <table:table-cell office:value-type="float" office:value="0.00037347" calcext:value-type="float">
            <text:p>3,73E-004</text:p>
          </table:table-cell>
          <table:table-cell table:style-name="Default" office:value-type="string" calcext:value-type="string">
            <text:p>1.13529869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5.60000000E-002</text:p>
          </table:table-cell>
          <table:table-cell office:value-type="float" office:value="0.0448" calcext:value-type="float">
            <text:p>4,48E-002</text:p>
          </table:table-cell>
          <table:table-cell office:value-type="float" office:value="0.00038724" calcext:value-type="float">
            <text:p>3,87E-004</text:p>
          </table:table-cell>
          <table:table-cell table:style-name="Default" office:value-type="string" calcext:value-type="string">
            <text:p>1.15690528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5.80000000E-002</text:p>
          </table:table-cell>
          <table:table-cell office:value-type="float" office:value="0.0456" calcext:value-type="float">
            <text:p>4,56E-002</text:p>
          </table:table-cell>
          <table:table-cell office:value-type="float" office:value="0.00040108" calcext:value-type="float">
            <text:p>4,01E-004</text:p>
          </table:table-cell>
          <table:table-cell table:style-name="Default" office:value-type="string" calcext:value-type="string">
            <text:p>1.13693029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6.00000000E-002</text:p>
          </table:table-cell>
          <table:table-cell office:value-type="float" office:value="0.0472" calcext:value-type="float">
            <text:p>4,72E-002</text:p>
          </table:table-cell>
          <table:table-cell office:value-type="float" office:value="0.00041457" calcext:value-type="float">
            <text:p>4,15E-004</text:p>
          </table:table-cell>
          <table:table-cell table:style-name="Default" office:value-type="string" calcext:value-type="string">
            <text:p>1.13852908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6.20000000E-002</text:p>
          </table:table-cell>
          <table:table-cell office:value-type="float" office:value="0.0488" calcext:value-type="float">
            <text:p>4,88E-002</text:p>
          </table:table-cell>
          <table:table-cell office:value-type="float" office:value="0.00042918" calcext:value-type="float">
            <text:p>4,29E-004</text:p>
          </table:table-cell>
          <table:table-cell table:style-name="Default" office:value-type="string" calcext:value-type="string">
            <text:p>1.13705205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6.40000000E-002</text:p>
          </table:table-cell>
          <table:table-cell office:value-type="float" office:value="0.0504" calcext:value-type="float">
            <text:p>5,04E-002</text:p>
          </table:table-cell>
          <table:table-cell office:value-type="float" office:value="0.00044251" calcext:value-type="float">
            <text:p>4,43E-004</text:p>
          </table:table-cell>
          <table:table-cell table:style-name="Default" office:value-type="string" calcext:value-type="string">
            <text:p>1.13895731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6.60000000E-002</text:p>
          </table:table-cell>
          <table:table-cell office:value-type="float" office:value="0.0516" calcext:value-type="float">
            <text:p>5,16E-002</text:p>
          </table:table-cell>
          <table:table-cell office:value-type="float" office:value="0.00045669" calcext:value-type="float">
            <text:p>4,57E-004</text:p>
          </table:table-cell>
          <table:table-cell table:style-name="Default" office:value-type="string" calcext:value-type="string">
            <text:p>1.12986928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6.80000000E-002</text:p>
          </table:table-cell>
          <table:table-cell office:value-type="float" office:value="0.0536" calcext:value-type="float">
            <text:p>5,36E-002</text:p>
          </table:table-cell>
          <table:table-cell office:value-type="float" office:value="0.00046999" calcext:value-type="float">
            <text:p>4,70E-004</text:p>
          </table:table-cell>
          <table:table-cell table:style-name="Default" office:value-type="string" calcext:value-type="string">
            <text:p>1.14044980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7.00000000E-002</text:p>
          </table:table-cell>
          <table:table-cell office:value-type="float" office:value="0.0552" calcext:value-type="float">
            <text:p>5,52E-002</text:p>
          </table:table-cell>
          <table:table-cell office:value-type="float" office:value="0.00048423" calcext:value-type="float">
            <text:p>4,84E-004</text:p>
          </table:table-cell>
          <table:table-cell table:style-name="Default" office:value-type="string" calcext:value-type="string">
            <text:p>1.13995415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7.20000000E-002</text:p>
          </table:table-cell>
          <table:table-cell office:value-type="float" office:value="0.0564" calcext:value-type="float">
            <text:p>5,64E-002</text:p>
          </table:table-cell>
          <table:table-cell office:value-type="float" office:value="0.00049794" calcext:value-type="float">
            <text:p>4,98E-004</text:p>
          </table:table-cell>
          <table:table-cell table:style-name="Default" office:value-type="string" calcext:value-type="string">
            <text:p>1.13266659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7.40000000E-002</text:p>
          </table:table-cell>
          <table:table-cell office:value-type="float" office:value="0.0584" calcext:value-type="float">
            <text:p>5,84E-002</text:p>
          </table:table-cell>
          <table:table-cell office:value-type="float" office:value="0.00051219" calcext:value-type="float">
            <text:p>5,12E-004</text:p>
          </table:table-cell>
          <table:table-cell table:style-name="Default" office:value-type="string" calcext:value-type="string">
            <text:p>1.14020188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7.60000000E-002</text:p>
          </table:table-cell>
          <table:table-cell office:value-type="float" office:value="0.0596" calcext:value-type="float">
            <text:p>5,96E-002</text:p>
          </table:table-cell>
          <table:table-cell office:value-type="float" office:value="0.0005256" calcext:value-type="float">
            <text:p>5,26E-004</text:p>
          </table:table-cell>
          <table:table-cell table:style-name="Default" office:value-type="string" calcext:value-type="string">
            <text:p>1.13394216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7.80000000E-002</text:p>
          </table:table-cell>
          <table:table-cell office:value-type="float" office:value="0.0612" calcext:value-type="float">
            <text:p>6,12E-002</text:p>
          </table:table-cell>
          <table:table-cell office:value-type="float" office:value="0.0005396" calcext:value-type="float">
            <text:p>5,40E-004</text:p>
          </table:table-cell>
          <table:table-cell table:style-name="Default" office:value-type="string" calcext:value-type="string">
            <text:p>1.13417346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8.00000000E-002</text:p>
          </table:table-cell>
          <table:table-cell office:value-type="float" office:value="0.0636" calcext:value-type="float">
            <text:p>6,36E-002</text:p>
          </table:table-cell>
          <table:table-cell office:value-type="float" office:value="0.00055315" calcext:value-type="float">
            <text:p>5,53E-004</text:p>
          </table:table-cell>
          <table:table-cell table:style-name="Default" office:value-type="string" calcext:value-type="string">
            <text:p>1.14977854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8.20000000E-002</text:p>
          </table:table-cell>
          <table:table-cell office:value-type="float" office:value="0.0644" calcext:value-type="float">
            <text:p>6,44E-002</text:p>
          </table:table-cell>
          <table:table-cell office:value-type="float" office:value="0.0005675" calcext:value-type="float">
            <text:p>5,68E-004</text:p>
          </table:table-cell>
          <table:table-cell table:style-name="Default" office:value-type="string" calcext:value-type="string">
            <text:p>1.13480176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8.40000000E-002</text:p>
          </table:table-cell>
          <table:table-cell office:value-type="float" office:value="0.0664" calcext:value-type="float">
            <text:p>6,64E-002</text:p>
          </table:table-cell>
          <table:table-cell office:value-type="float" office:value="0.00058128" calcext:value-type="float">
            <text:p>5,81E-004</text:p>
          </table:table-cell>
          <table:table-cell table:style-name="Default" office:value-type="string" calcext:value-type="string">
            <text:p>1.14230663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8.60000000E-002</text:p>
          </table:table-cell>
          <table:table-cell office:value-type="float" office:value="0.068" calcext:value-type="float">
            <text:p>6,80E-002</text:p>
          </table:table-cell>
          <table:table-cell office:value-type="float" office:value="0.00059485" calcext:value-type="float">
            <text:p>5,95E-004</text:p>
          </table:table-cell>
          <table:table-cell table:style-name="Default" office:value-type="string" calcext:value-type="string">
            <text:p>1.14314533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8.80000000E-002</text:p>
          </table:table-cell>
          <table:table-cell office:value-type="float" office:value="0.0692" calcext:value-type="float">
            <text:p>6,92E-002</text:p>
          </table:table-cell>
          <table:table-cell office:value-type="float" office:value="0.00060889" calcext:value-type="float">
            <text:p>6,09E-004</text:p>
          </table:table-cell>
          <table:table-cell table:style-name="Default" office:value-type="string" calcext:value-type="string">
            <text:p>1.13649428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9.00000000E-002</text:p>
          </table:table-cell>
          <table:table-cell office:value-type="float" office:value="0.0708" calcext:value-type="float">
            <text:p>7,08E-002</text:p>
          </table:table-cell>
          <table:table-cell office:value-type="float" office:value="0.00062222" calcext:value-type="float">
            <text:p>6,22E-004</text:p>
          </table:table-cell>
          <table:table-cell table:style-name="Default" office:value-type="string" calcext:value-type="string">
            <text:p>1.13786121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9.20000000E-002</text:p>
          </table:table-cell>
          <table:table-cell office:value-type="float" office:value="0.0724" calcext:value-type="float">
            <text:p>7,24E-002</text:p>
          </table:table-cell>
          <table:table-cell office:value-type="float" office:value="0.00063696" calcext:value-type="float">
            <text:p>6,37E-004</text:p>
          </table:table-cell>
          <table:table-cell table:style-name="Default" office:value-type="string" calcext:value-type="string">
            <text:p>1.13664908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9.40000000E-002</text:p>
          </table:table-cell>
          <table:table-cell office:value-type="float" office:value="0.0736" calcext:value-type="float">
            <text:p>7,36E-002</text:p>
          </table:table-cell>
          <table:table-cell office:value-type="float" office:value="0.0006502" calcext:value-type="float">
            <text:p>6,50E-004</text:p>
          </table:table-cell>
          <table:table-cell table:style-name="Default" office:value-type="string" calcext:value-type="string">
            <text:p>1.13195940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9.60000000E-002</text:p>
          </table:table-cell>
          <table:table-cell office:value-type="float" office:value="0.0756" calcext:value-type="float">
            <text:p>7,56E-002</text:p>
          </table:table-cell>
          <table:table-cell office:value-type="float" office:value="0.00066439" calcext:value-type="float">
            <text:p>6,64E-004</text:p>
          </table:table-cell>
          <table:table-cell table:style-name="Default" office:value-type="string" calcext:value-type="string">
            <text:p>1.13788588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9.80000000E-002</text:p>
          </table:table-cell>
          <table:table-cell office:value-type="float" office:value="0.0772" calcext:value-type="float">
            <text:p>7,72E-002</text:p>
          </table:table-cell>
          <table:table-cell office:value-type="float" office:value="0.0006777" calcext:value-type="float">
            <text:p>6,78E-004</text:p>
          </table:table-cell>
          <table:table-cell table:style-name="Default" office:value-type="string" calcext:value-type="string">
            <text:p>1.13914712E+00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1.00000000E-001</text:p>
          </table:table-cell>
          <table:table-cell office:value-type="float" office:value="0.0792" calcext:value-type="float">
            <text:p>7,92E-002</text:p>
          </table:table-cell>
          <table:table-cell office:value-type="float" office:value="0.00069237" calcext:value-type="float">
            <text:p>6,92E-004</text:p>
          </table:table-cell>
          <table:table-cell table:style-name="Default" office:value-type="string" calcext:value-type="string">
            <text:p>1.14389705E+002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TEST RESULTS: <text:s/>RES4P <text:s/>06/17/2015 <text:s/>17:37:15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8:23:00.677708055</dc:date>
    <dc:creator>Nicolas Paillet</dc:creator>
    <meta:editing-duration>PT15M34S</meta:editing-duration>
    <meta:editing-cycles>1</meta:editing-cycles>
    <meta:document-statistic meta:table-count="1" meta:cell-count="458" meta:object-count="2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1_1.B10:1_1.C11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1_1.B111:1_1.C1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67cm" svg:height="10.402cm" xlink:href=".." xlink:type="simple" chart:class="chart:scatter" chart:column-mapping="1 0" chart:style-name="ch1">
        <chart:legend chart:legend-position="end" svg:x="17.971cm" svg:y="4.653cm" style:legend-expansion="high" chart:style-name="ch2"/>
        <chart:plot-area chart:style-name="ch3" table:cell-range-address="1_1.B45:1_1.C145" svg:x="0.44cm" svg:y="0.208cm" svg:width="15.499cm" svg:height="9.984cm">
          <chartooo:coordinate-region svg:x="1.274cm" svg:y="0.407cm" svg:width="13.883cm" svg:height="9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_1.B45:1_1.B145" chart:class="chart:scatter">
            <chart:domain table:cell-range-address="1_1.C45:1_1.C145"/>
            <chart:regression-curve chart:style-name="ch7">
              <chart:equation chart:display-equation="true" chart:display-r-square="true" svg:x="15.4cm" svg:y="2.451cm"/>
            </chart:regression-curve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69442">
                <text:p>-0.00069442</text:p>
                <draw:g>
                  <svg:desc>1_1.C45:1_1.C145</svg:desc>
                </draw:g>
              </table:table-cell>
              <table:table-cell office:value-type="float" office:value="-0.0784">
                <text:p>-0.0784</text:p>
                <draw:g>
                  <svg:desc>1_1.B45:1_1.B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68032">
                <text:p>-0.00068032</text:p>
              </table:table-cell>
              <table:table-cell office:value-type="float" office:value="-0.0772">
                <text:p>-0.0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66664">
                <text:p>-0.00066664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65297">
                <text:p>-0.00065297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63853">
                <text:p>-0.00063853</text:p>
              </table:table-cell>
              <table:table-cell office:value-type="float" office:value="-0.0724">
                <text:p>-0.0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62501">
                <text:p>-0.00062501</text:p>
              </table:table-cell>
              <table:table-cell office:value-type="float" office:value="-0.0708">
                <text:p>-0.0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61097">
                <text:p>-0.00061097</text:p>
              </table:table-cell>
              <table:table-cell office:value-type="float" office:value="-0.0688">
                <text:p>-0.0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59754">
                <text:p>-0.00059754</text:p>
              </table:table-cell>
              <table:table-cell office:value-type="float" office:value="-0.0672">
                <text:p>-0.0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58336">
                <text:p>-0.00058336</text:p>
              </table:table-cell>
              <table:table-cell office:value-type="float" office:value="-0.0656">
                <text:p>-0.0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56948">
                <text:p>-0.00056948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55531">
                <text:p>-0.00055531</text:p>
              </table:table-cell>
              <table:table-cell office:value-type="float" office:value="-0.0632">
                <text:p>-0.0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54198">
                <text:p>-0.00054198</text:p>
              </table:table-cell>
              <table:table-cell office:value-type="float" office:value="-0.0612">
                <text:p>-0.0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52778">
                <text:p>-0.00052778</text:p>
              </table:table-cell>
              <table:table-cell office:value-type="float" office:value="-0.0592">
                <text:p>-0.0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51451">
                <text:p>-0.00051451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49984">
                <text:p>-0.00049984</text:p>
              </table:table-cell>
              <table:table-cell office:value-type="float" office:value="-0.0564">
                <text:p>-0.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48637">
                <text:p>-0.00048637</text:p>
              </table:table-cell>
              <table:table-cell office:value-type="float" office:value="-0.0544">
                <text:p>-0.0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47234">
                <text:p>-0.00047234</text:p>
              </table:table-cell>
              <table:table-cell office:value-type="float" office:value="-0.0528">
                <text:p>-0.0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45873">
                <text:p>-0.00045873</text:p>
              </table:table-cell>
              <table:table-cell office:value-type="float" office:value="-0.052">
                <text:p>-0.0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44495">
                <text:p>-0.000444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4306">
                <text:p>-0.0004306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41703">
                <text:p>-0.00041703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40304">
                <text:p>-0.00040304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38954">
                <text:p>-0.00038954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37539">
                <text:p>-0.00037539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36158">
                <text:p>-0.00036158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34737">
                <text:p>-0.00034737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334">
                <text:p>-0.000334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3199">
                <text:p>-0.0003199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30641">
                <text:p>-0.00030641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9189">
                <text:p>-0.00029189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27819">
                <text:p>-0.00027819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26444">
                <text:p>-0.00026444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25059">
                <text:p>-0.00025059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2371">
                <text:p>-0.0002371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22248">
                <text:p>-0.00022248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2091">
                <text:p>-0.0002091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19491">
                <text:p>-0.00019491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18154">
                <text:p>-0.00018154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16731">
                <text:p>-0.00016731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15343">
                <text:p>-0.00015343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13938">
                <text:p>-0.00013938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12586">
                <text:p>-0.0001258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11198">
                <text:p>-0.00011198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98525">
                <text:p>-0.000098525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84033">
                <text:p>-0.000084033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70586">
                <text:p>-0.000070586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56664">
                <text:p>-0.000056664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42983">
                <text:p>-0.000042983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2918">
                <text:p>-0.00002918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14734">
                <text:p>-0.000014734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013302">
                <text:p>-0.0000001330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47112">
                <text:p>0.00000047112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7044">
                <text:p>0.00002704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40915">
                <text:p>0.000040915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54603">
                <text:p>0.000054603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68286">
                <text:p>0.00006828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82271">
                <text:p>0.000082271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6279">
                <text:p>0.000096279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10379">
                <text:p>0.00011037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2411">
                <text:p>0.0001241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3751">
                <text:p>0.00013751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5164">
                <text:p>0.00015164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6563">
                <text:p>0.00016563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7958">
                <text:p>0.00017958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931">
                <text:p>0.000193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0696">
                <text:p>0.00020696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2133">
                <text:p>0.00022133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3497">
                <text:p>0.00023497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4891">
                <text:p>0.0002489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6234">
                <text:p>0.000262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7644">
                <text:p>0.00027644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9031">
                <text:p>0.00029031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0447">
                <text:p>0.00030447</text:p>
              </table:table-cell>
              <table:table-cell office:value-type="float" office:value="0.0356">
                <text:p>0.0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1781">
                <text:p>0.00031781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319">
                <text:p>0.0003319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4538">
                <text:p>0.00034538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5986">
                <text:p>0.00035986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7347">
                <text:p>0.00037347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8724">
                <text:p>0.00038724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40108">
                <text:p>0.0004010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41457">
                <text:p>0.00041457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42918">
                <text:p>0.00042918</text:p>
              </table:table-cell>
              <table:table-cell office:value-type="float" office:value="0.0488">
                <text:p>0.0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44251">
                <text:p>0.00044251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45669">
                <text:p>0.00045669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6999">
                <text:p>0.00046999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48423">
                <text:p>0.00048423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49794">
                <text:p>0.00049794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51219">
                <text:p>0.00051219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5256">
                <text:p>0.0005256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5396">
                <text:p>0.0005396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55315">
                <text:p>0.00055315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5675">
                <text:p>0.0005675</text:p>
              </table:table-cell>
              <table:table-cell office:value-type="float" office:value="0.0644">
                <text:p>0.0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58128">
                <text:p>0.00058128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59485">
                <text:p>0.0005948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60889">
                <text:p>0.00060889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62222">
                <text:p>0.00062222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63696">
                <text:p>0.00063696</text:p>
              </table:table-cell>
              <table:table-cell office:value-type="float" office:value="0.0724">
                <text:p>0.07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6502">
                <text:p>0.0006502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66439">
                <text:p>0.00066439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6777">
                <text:p>0.0006777</text:p>
              </table:table-cell>
              <table:table-cell office:value-type="float" office:value="0.0772">
                <text:p>0.07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69237">
                <text:p>0.00069237</text:p>
              </table:table-cell>
              <table:table-cell office:value-type="float" office:value="0.0792">
                <text:p>0.0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